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PreformattedText" style:master-page-name="MP0" style:family="paragraph">
      <style:paragraph-properties fo:break-before="page"/>
    </style:style>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T5" style:parent-style-name="Absatz-Standardschriftart" style:family="text">
      <style:text-properties fo:font-weight="bold" style:font-weight-asian="bold" style:font-weight-complex="bold"/>
    </style:style>
    <style:style style:name="T6" style:parent-style-name="Absatz-Standardschriftart" style:family="text">
      <style:text-properties fo:font-weight="bold" style:font-weight-asian="bold" style:font-weight-complex="bold"/>
    </style:style>
    <style:style style:name="T7" style:parent-style-name="Kommentarzeichen" style:family="text">
      <style:text-properties style:font-name="Liberation Serif" style:font-name-asian="Noto Serif CJK SC" style:font-name-complex="Mangal"/>
    </style:style>
  </office:automatic-styles>
  <office:body>
    <office:text text:use-soft-page-breaks="true">
      <text:p text:style-name="P1"><text:span text:style-name="SourceText">asyncapi: 3.0.0</text:span></text:p>
      <text:p text:style-name="PreformattedText"><text:span text:style-name="SourceText">info:</text:span></text:p>
      <text:p text:style-name="PreformattedText"><text:span text:style-name="SourceText"><text:s text:c="2"/>title: eHealth-CardLink Card Communication Interface</text:span></text:p>
      <text:p text:style-name="PreformattedText"><text:span text:style-name="SourceText"><text:s text:c="2"/>version: 1.0.0</text:span></text:p>
      <text:p text:style-name="PreformattedText"><text:span text:style-name="SourceText"><text:s text:c="2"/>description: &gt;</text:span></text:p>
      <text:p text:style-name="PreformattedText"><text:span text:style-name="SourceText"><text:s text:c="4"/>This API defines an interface between a client (i.e. application which has</text:span></text:p>
      <text:p text:style-name="PreformattedText"><text:span text:style-name="SourceText"><text:s text:c="4"/>access to a smartcard of type eHC (electronic Health Card = eGK</text:span></text:p>
      <text:p text:style-name="PreformattedText"><text:span text:style-name="SourceText"><text:s text:c="4"/>= elektronische Gesundheitskarte) on one side and a server (i.e. application</text:span></text:p>
      <text:p text:style-name="PreformattedText"><text:span text:style-name="SourceText"><text:s text:c="4"/>of type eHealth-CardLink) on the other side.</text:span></text:p>
      <text:p text:style-name="PreformattedText"><text:span text:style-name="SourceText"><text:s text:c="2"/>contact:</text:span></text:p>
      <text:p text:style-name="PreformattedText"><text:span text:style-name="SourceText"><text:s text:c="4"/>name: Team Smartcard at gematik GmbH</text:span></text:p>
      <text:p text:style-name="PreformattedText"><text:span text:style-name="SourceText"><text:s text:c="4"/>url: https://www.gematik.de</text:span></text:p>
      <text:p text:style-name="PreformattedText"><text:span text:style-name="SourceText"><text:s text:c="4"/>email: smartcards@gematik.de</text:span></text:p>
      <text:p text:style-name="PreformattedText"><text:span text:style-name="SourceText"><text:s text:c="2"/>license:</text:span></text:p>
      <text:p text:style-name="PreformattedText"><text:span text:style-name="SourceText"><text:s text:c="4"/>name: Apache 2.0</text:span></text:p>
      <text:p text:style-name="PreformattedText"><text:span text:style-name="SourceText"><text:s text:c="4"/>url: 'https://www.apache.org/licenses/LICENSE-2.0'</text:span></text:p>
      <text:p text:style-name="PreformattedText"><text:span text:style-name="SourceText">servers:</text:span></text:p>
      <text:p text:style-name="PreformattedText"><text:span text:style-name="SourceText"><text:s text:c="2"/>production:</text:span></text:p>
      <text:p text:style-name="PreformattedText"><text:span text:style-name="SourceText"><text:s text:c="4"/>host: to.be.configured</text:span></text:p>
      <text:p text:style-name="PreformattedText"><text:span text:style-name="SourceText"><text:s text:c="4"/>protocol: wss</text:span></text:p>
      <text:p text:style-name="PreformattedText"><text:span text:style-name="SourceText"><text:s text:c="4"/>description: Websocket Server</text:span></text:p>
      <text:p text:style-name="PreformattedText"><text:span text:style-name="SourceText">channels:</text:span></text:p>
      <text:p text:style-name="PreformattedText"><text:span text:style-name="SourceText"><text:s text:c="2"/>cardExchange:</text:span></text:p>
      <text:p text:style-name="PreformattedText"><text:span text:style-name="SourceText"><text:s text:c="4"/>address: /</text:span></text:p>
      <text:p text:style-name="PreformattedText"><text:span text:style-name="SourceText"><text:s text:c="4"/>messages:</text:span></text:p>
      <text:p text:style-name="PreformattedText"><text:span text:style-name="SourceText"><text:s text:c="6"/>registerEgkMessage:</text:span></text:p>
      <text:p text:style-name="PreformattedText"><text:span text:style-name="SourceText"><text:s text:c="8"/>$ref: '#/components/messages/registerEgkMessage'</text:span></text:p>
      <text:p text:style-name="PreformattedText"><text:span text:style-name="SourceText"><text:s text:c="6"/>sendApduMessage:</text:span></text:p>
      <text:p text:style-name="PreformattedText"><text:span text:style-name="SourceText"><text:s text:c="8"/>$ref: '#/components/messages/sendApduMessage'</text:span></text:p>
      <text:p text:style-name="PreformattedText"><text:span text:style-name="SourceText"><text:s text:c="6"/>sendApduResponseMessage:</text:span></text:p>
      <text:p text:style-name="PreformattedText"><text:span text:style-name="SourceText"><text:s text:c="8"/>$ref: '#/components/messages/sendApduResponseMessage'</text:span></text:p>
      <text:p text:style-name="PreformattedText"><text:span text:style-name="SourceText"><text:s text:c="6"/>tasklistErrorMessage:</text:span></text:p>
      <text:p text:style-name="PreformattedText"><text:span text:style-name="SourceText"><text:s text:c="8"/>$ref: '#/components/messages/tasklistErrorMessage'</text:span></text:p>
      <text:p text:style-name="PreformattedText"><text:span text:style-name="SourceText"><text:s text:c="6"/>readyMessage:</text:span></text:p>
      <text:p text:style-name="PreformattedText"><text:span text:style-name="SourceText"><text:s text:c="8"/>$ref: '#/components/messages/readyMessage'</text:span></text:p>
      <text:p text:style-name="PreformattedText"><text:span text:style-name="SourceText"><text:s text:c="6"/>invalidPayloadErrorMessage:</text:span></text:p>
      <text:p text:style-name="PreformattedText"><text:span text:style-name="SourceText"><text:s text:c="8"/>$ref: '#/components/messages/invalidPayloadErrorMessage'</text:span></text:p>
      <text:p text:style-name="PreformattedText"><text:span text:style-name="SourceText"><text:s text:c="6"/>genericErrorMessage:</text:span></text:p>
      <text:p text:style-name="PreformattedText"><text:span text:style-name="SourceText"><text:s text:c="8"/>$ref: '#/components/messages/genericErrorMessage'</text:span></text:p>
      <text:p text:style-name="PreformattedText"><text:span text:style-name="SourceText"><text:s text:c="4"/>bindings:</text:span></text:p>
      <text:p text:style-name="PreformattedText"><text:span text:style-name="SourceText"><text:s text:c="6"/>ws:</text:span></text:p>
      <text:p text:style-name="PreformattedText"><text:span text:style-name="SourceText"><text:s text:c="8"/>query:</text:span></text:p>
      <text:p text:style-name="PreformattedText"><text:span text:style-name="SourceText"><text:s text:c="10"/>type: object</text:span></text:p>
      <text:p text:style-name="PreformattedText"><text:span text:style-name="SourceText"><text:s text:c="10"/></text:span><text:span text:style-name="SourceText"><office:annotation office:name="0" xml:id="1290910217"><dc:creator>Tobias Wich</dc:creator><dc:date>2024-06-05T12:27:00</dc:date><meta:creator-initials>TW</meta:creator-initials><text:p text:style-name="Kommentartext">Es sollte ein „<text:span text:style-name="T2">version</text:span>“-Parameter ergänzt werden, um im CardLink-Server eine zur App kompatiblen Variante auszuwählen. Dies ist notwendig, um nach Updates der API mehrere Schnittstellen- und App-Versionen zu unterstützen, bis diese aktualisiert wurden.</text:p></office:annotation>properties</text:span><office:annotation-end office:name="0"/><text:span text:style-name="SourceText">:</text:span></text:p>
      <text:p text:style-name="PreformattedText"><text:span text:style-name="SourceText"><text:s text:c="12"/>token:</text:span></text:p>
      <text:p text:style-name="PreformattedText"><text:span text:style-name="SourceText"><text:s text:c="14"/>type: string</text:span></text:p>
      <text:p text:style-name="PreformattedText"><text:span text:style-name="SourceText"><text:s text:c="14"/>description: webSocketId</text:span></text:p>
      <text:p text:style-name="PreformattedText"><text:span text:style-name="SourceText">operations:</text:span></text:p>
      <text:p text:style-name="PreformattedText"><text:span text:style-name="SourceText"><text:s text:c="2"/>receiveRegisterEgkMessage:</text:span></text:p>
      <text:p text:style-name="PreformattedText"><text:span text:style-name="SourceText"><text:s text:c="4"/>action: receive</text:span></text:p>
      <text:p text:style-name="PreformattedText"><text:span text:style-name="SourceText"><text:s text:c="4"/>title: Receive eGK message</text:span></text:p>
      <text:p text:style-name="PreformattedText"><text:span text:style-name="SourceText"><text:s text:c="4"/>summary: Receive eGK message from client (app)</text:span></text:p>
      <text:p text:style-name="PreformattedText"><text:span text:style-name="SourceText"><text:s text:c="4"/>channel:</text:span></text:p>
      <text:p text:style-name="PreformattedText"><text:span text:style-name="SourceText"><text:s text:c="6"/>$ref: '#/channels/cardExchange'</text:span></text:p>
      <text:p text:style-name="PreformattedText"><text:span text:style-name="SourceText"><text:s text:c="4"/>messages:</text:span></text:p>
      <text:p text:style-name="PreformattedText"><text:span text:style-name="SourceText"><text:s text:c="6"/>- $ref: '#/channels/cardExchange/messages/registerEgkMessage'</text:span></text:p>
      <text:p text:style-name="PreformattedText"><text:span text:style-name="SourceText"><text:s text:c="2"/>sendSendApduMessage:</text:span></text:p>
      <text:p text:style-name="PreformattedText"><text:span text:style-name="SourceText"><text:s text:c="4"/>action: send</text:span></text:p>
      <text:p text:style-name="PreformattedText"><text:span text:style-name="SourceText"><text:s text:c="4"/>title: Send APDU message</text:span></text:p>
      <text:p text:style-name="PreformattedText"><text:span text:style-name="SourceText"><text:s text:c="4"/>summary: Send APDU to app (INTERNAL AUTHENTICATE)</text:span></text:p>
      <text:p text:style-name="PreformattedText"><text:span text:style-name="SourceText"><text:s text:c="4"/>channel:</text:span></text:p>
      <text:p text:style-name="PreformattedText"><text:span text:style-name="SourceText"><text:s text:c="6"/>$ref: '#/channels/cardExchange'</text:span></text:p>
      <text:p text:style-name="PreformattedText"><text:span text:style-name="SourceText"><text:s text:c="4"/>messages:</text:span></text:p>
      <text:p text:style-name="PreformattedText"><text:span text:style-name="SourceText"><text:s text:c="6"/>- $ref: '#/channels/cardExchange/messages/sendApduMessage'</text:span></text:p>
      <text:soft-page-break/>
      <text:p text:style-name="PreformattedText"><text:span text:style-name="SourceText"><text:s text:c="2"/>receiveSendApduResponseMessage:</text:span></text:p>
      <text:p text:style-name="PreformattedText"><text:span text:style-name="SourceText"><text:s text:c="4"/>action: receive</text:span></text:p>
      <text:p text:style-name="PreformattedText"><text:span text:style-name="SourceText"><text:s text:c="4"/>title: Receive APDU response from app</text:span></text:p>
      <text:p text:style-name="PreformattedText"><text:span text:style-name="SourceText"><text:s text:c="4"/>summary: INTERNAL AUTHENTICATE response</text:span></text:p>
      <text:p text:style-name="PreformattedText"><text:span text:style-name="SourceText"><text:s text:c="4"/>channel:</text:span></text:p>
      <text:p text:style-name="PreformattedText"><text:span text:style-name="SourceText"><text:s text:c="6"/>$ref: '#/channels/cardExchange'</text:span></text:p>
      <text:p text:style-name="PreformattedText"><text:span text:style-name="SourceText"><text:s text:c="4"/>messages:</text:span></text:p>
      <text:p text:style-name="PreformattedText"><text:span text:style-name="SourceText"><text:s text:c="6"/>- $ref: '#/channels/cardExchange/messages/sendApduResponseMessage'</text:span></text:p>
      <text:p text:style-name="PreformattedText"><text:span text:style-name="SourceText"><text:s text:c="2"/>sendTasklistErrorMessage:</text:span></text:p>
      <text:p text:style-name="PreformattedText"><text:span text:style-name="SourceText"><text:s text:c="4"/>action: send</text:span></text:p>
      <text:p text:style-name="PreformattedText"><text:span text:style-name="SourceText"><text:s text:c="4"/>title: Error message to app</text:span></text:p>
      <text:p text:style-name="PreformattedText"><text:span text:style-name="SourceText"><text:s text:c="4"/>summary: Error in the course of card plugging or ReadVSD</text:span></text:p>
      <text:p text:style-name="PreformattedText"><text:span text:style-name="SourceText"><text:s text:c="4"/>channel:</text:span></text:p>
      <text:p text:style-name="PreformattedText"><text:span text:style-name="SourceText"><text:s text:c="6"/>$ref: '#/channels/cardExchange'</text:span></text:p>
      <text:p text:style-name="PreformattedText"><text:span text:style-name="SourceText"><text:s text:c="4"/>messages:</text:span></text:p>
      <text:p text:style-name="PreformattedText"><text:span text:style-name="SourceText"><text:s text:c="6"/>- $ref: '#/channels/cardExchange/messages/tasklistErrorMessage'</text:span></text:p>
      <text:p text:style-name="PreformattedText"><text:span text:style-name="SourceText"><text:s text:c="2"/>sendReadyMessage:</text:span></text:p>
      <text:p text:style-name="PreformattedText"><text:span text:style-name="SourceText"><text:s text:c="4"/>action: send</text:span></text:p>
      <text:p text:style-name="PreformattedText"><text:span text:style-name="SourceText"><text:s text:c="4"/>title: Ready notification</text:span></text:p>
      <text:p text:style-name="PreformattedText"><text:span text:style-name="SourceText"><text:s text:c="4"/>summary: &gt;-</text:span></text:p>
      <text:p text:style-name="PreformattedText"><text:span text:style-name="SourceText"><text:s text:c="6"/>Notification indicating to app that session is ready and eGK data can be</text:span></text:p>
      <text:p text:style-name="PreformattedText"><text:span text:style-name="SourceText"><text:s text:c="6"/>sent</text:span></text:p>
      <text:p text:style-name="PreformattedText"><text:span text:style-name="SourceText"><text:s text:c="4"/>channel:</text:span></text:p>
      <text:p text:style-name="PreformattedText"><text:span text:style-name="SourceText"><text:s text:c="6"/>$ref: '#/channels/cardExchange'</text:span></text:p>
      <text:p text:style-name="PreformattedText"><text:span text:style-name="SourceText"><text:s text:c="4"/>messages:</text:span></text:p>
      <text:p text:style-name="PreformattedText"><text:span text:style-name="SourceText"><text:s text:c="6"/>- $ref: '#/channels/cardExchange/messages/readyMessage'</text:span></text:p>
      <text:p text:style-name="PreformattedText"><text:span text:style-name="SourceText"><text:s text:c="2"/>sendInvalidPayloadErrorMessage:</text:span></text:p>
      <text:p text:style-name="PreformattedText"><text:span text:style-name="SourceText"><text:s text:c="4"/>action: send</text:span></text:p>
      <text:p text:style-name="PreformattedText"><text:span text:style-name="SourceText"><text:s text:c="4"/>title: Invalid Payload</text:span></text:p>
      <text:p text:style-name="PreformattedText"><text:span text:style-name="SourceText"><text:s text:c="4"/>summary: Provided payload did not pass validation</text:span></text:p>
      <text:p text:style-name="PreformattedText"><text:span text:style-name="SourceText"><text:s text:c="4"/>channel:</text:span></text:p>
      <text:p text:style-name="PreformattedText"><text:span text:style-name="SourceText"><text:s text:c="6"/>$ref: '#/channels/cardExchange'</text:span></text:p>
      <text:p text:style-name="PreformattedText"><text:span text:style-name="SourceText"><text:s text:c="4"/>messages:</text:span></text:p>
      <text:p text:style-name="PreformattedText"><text:span text:style-name="SourceText"><text:s text:c="6"/>- $ref: '#/channels/cardExchange/messages/invalidPayloadErrorMessage'</text:span></text:p>
      <text:p text:style-name="PreformattedText"><text:span text:style-name="SourceText"><text:s text:c="2"/>sendGenericErrorMessage:</text:span></text:p>
      <text:p text:style-name="PreformattedText"><text:span text:style-name="SourceText"><text:s text:c="4"/>action: send</text:span></text:p>
      <text:p text:style-name="PreformattedText"><text:span text:style-name="SourceText"><text:s text:c="4"/>title: Generic Error</text:span></text:p>
      <text:p text:style-name="PreformattedText"><text:span text:style-name="SourceText"><text:s text:c="4"/>summary: eH-CL encountered an error</text:span></text:p>
      <text:p text:style-name="PreformattedText"><text:span text:style-name="SourceText"><text:s text:c="4"/>channel:</text:span></text:p>
      <text:p text:style-name="PreformattedText"><text:span text:style-name="SourceText"><text:s text:c="6"/>$ref: '#/channels/cardExchange'</text:span></text:p>
      <text:p text:style-name="PreformattedText"><text:span text:style-name="SourceText"><text:s text:c="4"/>messages:</text:span></text:p>
      <text:p text:style-name="PreformattedText"><text:span text:style-name="SourceText"><text:s text:c="6"/>- $ref: '#/channels/cardExchange/messages/genericErrorMessage'</text:span></text:p>
      <text:p text:style-name="PreformattedText"><text:span text:style-name="SourceText">components:</text:span></text:p>
      <text:p text:style-name="PreformattedText"><text:span text:style-name="SourceText"><text:s text:c="2"/>messages:</text:span></text:p>
      <text:p text:style-name="PreformattedText"><text:span text:style-name="SourceText"><text:s text:c="4"/>registerEgkMessage:</text:span></text:p>
      <text:p text:style-name="PreformattedText"><text:span text:style-name="SourceText"><text:s text:c="6"/>name: send</text:span></text:p>
      <text:p text:style-name="PreformattedText"><text:span text:style-name="SourceText"><text:s text:c="6"/>title: send</text:span></text:p>
      <text:p text:style-name="PreformattedText"><text:span text:style-name="SourceText"><text:s text:c="6"/>summary: Card data</text:span></text:p>
      <text:p text:style-name="PreformattedText"><text:span text:style-name="SourceText"><text:s text:c="6"/>contentType: application/json</text:span></text:p>
      <text:p text:style-name="PreformattedText"><text:span text:style-name="SourceText"><text:s text:c="6"/>payload:</text:span></text:p>
      <text:p text:style-name="PreformattedText"><text:span text:style-name="SourceText"><text:s text:c="8"/>type: array</text:span></text:p>
      <text:p text:style-name="PreformattedText"><text:span text:style-name="SourceText"><text:s text:c="8"/></text:span><text:span text:style-name="SourceText"><office:annotation office:name="1" xml:id="418709744"><dc:creator>Tobias Wich</dc:creator><dc:date>2024-06-05T12:30:00</dc:date><meta:creator-initials>TW</meta:creator-initials><text:p text:style-name="Kommentartext">Diese Konstruktion gibt leider keine Reihenfolge vor. Ein Element in dem Array ist dann gültig wenn<text:s/><text:span text:style-name="T3">eines</text:span><text:s/>der Schemas validiert wird.</text:p><text:p text:style-name="Kommentartext">Das hat faktisch zur Folge, dass die Struktur nicht durch das Schema vorgegeben wird.</text:p><text:p text:style-name="Kommentartext"/><text:p text:style-name="Kommentartext">Es ist beispielsweise folgende payload gültig: [”id1”, “id2“]</text:p><text:p text:style-name="Kommentartext"/><text:p text:style-name="Kommentartext">Statt ein array zu verwenden, sollte ein<text:s/><text:span text:style-name="T4">object</text:span><text:s/>mit<text:s/><text:span text:style-name="T5">allOf</text:span><text:s/>benutzt werden um die weiteren Parameter zu ergänzen.</text:p><text:p text:style-name="Kommentartext">Vorschlag: https://github.com/eHealthCardLink/api-ehcl-proposal/blob/fcd099dd572142b9e10a0c25bdc6797a15910555/ehcl/asyncapi.yaml#L138</text:p></office:annotation>items:</text:span></text:p>
      <text:p text:style-name="PreformattedText"><text:span text:style-name="SourceText"><text:s text:c="10"/>oneOf:</text:span><office:annotation-end office:name="1"/></text:p>
      <text:p text:style-name="PreformattedText"><text:span text:style-name="SourceText"><text:s text:c="12"/>- $ref: '#/components/schemas/registerEgkEnvelope'</text:span></text:p>
      <text:p text:style-name="PreformattedText"><text:span text:style-name="SourceText"><text:s text:c="12"/>- $ref: '#/components/schemas/cardSessionId'</text:span></text:p>
      <text:p text:style-name="PreformattedText"><text:span text:style-name="SourceText"><text:s text:c="12"/>- $ref: '#/components/schemas/</text:span><text:span text:style-name="SourceText"><office:annotation office:name="2" xml:id="349917506"><dc:creator>Tobias Wich</dc:creator><dc:date>2024-06-05T12:39:00</dc:date><meta:creator-initials>TW</meta:creator-initials><text:p text:style-name="Kommentartext">Die correlationId kommt nach meinem Verständnis immer bei Nachrichtenpaaren (z.B. sendApdu und sendApduResponse) zum Einsatz. Klarer wäre eine Message ID in jeder Nachricht einzuführen und die correlationId nur in den Responses zu verwenden.</text:p></office:annotation>correlationId</text:span><office:annotation-end office:name="2"/><text:span text:style-name="SourceText">'</text:span></text:p>
      <text:p text:style-name="PreformattedText"><text:span text:style-name="SourceText"><text:s text:c="8"/></text:span><text:span text:style-name="SourceText"><office:annotation office:name="3" xml:id="874546269"><dc:creator>Tobias Wich</dc:creator><dc:date>2024-06-05T12:37:00</dc:date><meta:creator-initials>TW</meta:creator-initials><text:p text:style-name="Kommentartext">Vermutlich ist gemeint, dass correlationId optional sein soll. Davon abgesehen, dass dies durch das vorliegende Schema nicht erreicht wird, fehlt eine Beschreibung wann und wieso die Zuordnung optional sein kann.</text:p></office:annotation>minItems: 2</text:span><office:annotation-end office:name="3"/></text:p>
      <text:p text:style-name="PreformattedText"><text:span text:style-name="SourceText"><text:s text:c="8"/>maxItems: 3</text:span></text:p>
      <text:p text:style-name="PreformattedText"><text:span text:style-name="SourceText"><text:s text:c="6"/>examples:</text:span></text:p>
      <text:p text:style-name="PreformattedText"><text:span text:style-name="SourceText"><text:s text:c="8"/>- name: registerEGK</text:span></text:p>
      <text:p text:style-name="PreformattedText"><text:span text:style-name="SourceText"><text:s text:c="10"/>summary: registerEGK message</text:span></text:p>
      <text:p text:style-name="PreformattedText"><text:span text:style-name="SourceText"><text:s text:c="10"/>payload:</text:span></text:p>
      <text:p text:style-name="PreformattedText"><text:span text:style-name="SourceText"><text:s text:c="12"/>- type: registerEGK</text:span></text:p>
      <text:p text:style-name="PreformattedText"><text:span text:style-name="SourceText"><text:s text:c="14"/>payload: &gt;-</text:span></text:p>
      <text:soft-page-break/>
      <text:p text:style-name="PreformattedText"><text:span text:style-name="SourceText"><text:s text:c="16"/>eyJjYXJkU2Vzc2lvbklkIjoiMzUwOTU4NGEtMDRlNy00NzU2LWJhYjAtMGRhNGE4NGQwYzEyIiwiZ2RvIjoiV2dxQUoyaUJHWm1abG9OcCIsImF0ciI6IjRCRUNBZ2dKQWdNQWdBSUNBZ2dKQWdJSUNWOVNESUJtQlVSRlJ5dEVjNVloNE5BREJBUUIwaEJFUlVsR1dEVXlSalJIUkVwTkFRQUEweEJFUlVjclJGTXpOMDlUUjBzeUFRQUExQkJFUlVjclJGTXpOMGRMVmpBekFRQUExUU1FQkFIV0VFUkZSeXRFUTBJeVExUkhNREVCQUFEWEVFUkZSeXRFVUVSUVUxOWZYMThCQmdBPSIsImNhcmRWZXJzaW9uIjoiN3l2QUF3SUFBTUVEQkFVQndoQkVSVWNyUkZNek4wZExWakF6QVFBQXhBTUJBQURGQXdJQUFNY0RBUUFBIiwieDUwOUF1dGhSU0EiOiJNSUlFOHpDQ0E5dWdBd0lCQWdJRExKeFwvTUEwR0NTcUdTSWIzRFFFQkN3VUFNSUdzTVFzd0NRWURWUVFHRXdKRVJURXpNREVHQTFVRUNnd3FRWFJ2Y3lCSmJtWnZjbTFoZEdsdmJpQlVaV05vYm05c2IyZDVJRWR0WWtnZ1RrOVVMVlpCVEVsRU1VVXdRd1lEVlFRTEREeEZiR1ZyZEhKdmJtbHpZMmhsSUVkbGMzVnVaR2hsYVhSemEyRnlkR1V0UTBFZ1pHVnlJRlJsYkdWdFlYUnBhMmx1Wm5KaGMzUnlkV3QwZFhJeElUQWZCZ05WQkFNTUdFRlVUMU11UlVkTExVTkJNakEySUZSRlUxUXRUMDVNV1RBZUZ3MHlNekEwTWpBeE1UTTNOREJhRncweU9EQTBNakF4TVRNM05EQmFNSUdSTVFzd0NRWURWUVFHRXdKRVJURWZNQjBHQTFVRUNnd1dRVTlMSUVKaFpHVnVMVmZEdkhKMGRHVnRZbVZ5WnpFU01CQUdBMVVFQ3d3Sk1UQTRNREU0TURBM01STXdFUVlEVlFRTERBcFVNRFE1T1RBME56STNNUTh3RFFZRFZRUUVEQVpFWlhCcWNHa3hEekFOQmdOVkJDb01Ca3RoWjNWNGFURVdNQlFHQTFVRUF3d05SR1Z3YW5CcElFdGhaM1Y0YVRDQ0FTSXdEUVlKS29aSWh2Y05BUUVCQlFBRGdnRVBBRENDQVFvQ2dnRUJBSlcyc1VvSEh2QkF3a0luRE91VlRWeWQ4TERDR0FOc09EZmdXK2s5Wm9nblhaYnp6WWxZT3hCcDJcL01Bd0NGdkwwODRKMklTZFJvM2FBRE1zc0tlXC9uaEdqMTZlKzg2UE5OTklIZ3lEKzdNQzEzQlNDYzlCYXZjZTZSTnkzcFR3dGt6OU1NdjAxTTY1Z3NoSHd3N1A1YmZySGdBNzVCNG1RUTlhalhVQWxCb01CanU2YU5BZVJjZnJyaVhKTXhaVmJ1TGFBYXlWWVhJdWdSY1AzRTVpSVBYTkZoNTczTGVZRmZCMVpFTmtUXC9oUEh0KzE2aEdyUXl1M3pDOEtkN2pFYmlKUFwveE8yclVXbXQ3N3VHTU1zMnJiRmZoQUhtVlwvaERPTTRnQ0JQWDlBQVBObUlBMlRETTJKVzRXVU5kQSt4Rllscm1ZbEU0YWswWFQyc1g5WURZQnNDQXdFQUFhT0NBVFV3Z2dFeE1CMEdBMVVkRGdRV0JCU2RLTVRGb0NPRVwvUmw2S3VEc3M2VGF0eU00d0RBT0JnTlZIUThCQWY4RUJBTUNCNEF3REFZRFZSMFRBUUhcL0JBSXdBREJSQmdOVkhTQUVTakJJTUFrR0J5cUNGQUJNQkVZd093WUlLb0lVQUV3RWdTTXdMekF0QmdnckJnRUZCUWNDQVJZaGFIUjBjRG92TDNkM2R5NW5aVzFoZEdsckxtUmxMMmR2TDNCdmJHbGphV1Z6TURjR0NDc0dBUVVGQndFQkJDc3dLVEFuQmdnckJnRUZCUWN3QVlZYmFIUjBjRG92TDI5amMzQXVaV2RyTFhSbGMzUXRkSE53TG1SbE1COEdBMVVkSXdRWU1CYUFGTEFreWRhWnhKQTJMalFWMWR6S1BNN3hhdVBcL01CTUdBMVVkSlFRTU1Bb0dDQ3NHQVFVRkJ3TUNNREFHQlNza0NBTURCQ2N3SlRBak1DRXdIekFkTUJBTURsWmxjbk5wWTJobGNuUmxMeTF5TUFrR0J5cUNGQUJNQkRFd0RRWUpLb1pJaHZjTkFRRUxCUUFEZ2dFQkFDNWxzbSs4bEdnOGw3ZmYwcEhObUZpVWppb2lwWUhxTDFYSXhyaWM4WVlKVjlBT0lqTG8rUVNzR0JLbm9YTTFPQ1FCWjJTc1pESHExMHczZGpUdm9DK0hHeWJxR0V1VnBJbWVRRWZwRzJaTmZMZUhnaXB4YzY3ZjF6cjFENGdzaGNKRW1iM0hiTCthM0lRV1lXNWNUdXZsbGMxQ09TOVwvRGd4R3FyOHh0S0k2K1phMWs5ZnZLblNKZVFxeDBNdnZQbitmNHBleWV6V2dCYVlwYWt3c2loZjhxZGNRdEJkdlwvSTNjSmNZekF3aTNBNE54bVptTktlMmlOVkF3Smh4ZjRNQVJzQVlVZ3M0YnQ0VzNHaFhHeXZwdUVRb0tJSm9zKzZsZEtVb2Z1cXBjRFwvOTRsVlRESCszZnl5azFnU3Z2eHdXYWwyWEZXYVRiSXkwTnJCN05jSzA9IiwieDUwOUF1dGhFQ0MiOiJNSUlEYURDQ0F3NmdBd0lCQWdJREw5QUhNQW9HQ0NxR1NNNDlCQU1DTUlHc01Rc3dDUVlEVlFRR0V3SkVSVEV6TURFR0ExVUVDZ3dxUVhSdmN5QkpibVp2Y20xaGRHbHZiaUJVWldOb2JtOXNiMmQ1SUVkdFlrZ2dUazlVTFZaQlRFbEVNVVV3UXdZRFZRUUxERHhGYkdWcmRISnZibWx6WTJobElFZGxjM1Z1WkdobGFYUnphMkZ5ZEdVdFEwRWdaR1Z5SUZSbGJHVnRZWFJwYTJsdVpuSmhjM1J5ZFd0MGRYSXhJVEFmQmdOVkJBTU1HRUZVVDFNdVJVZExMVU5CTWpBMUlGUkZVMVF0VDA1TVdUQWVGdzB5TXpBME1qQXhNVE00TUROYUZ3MHlPREEwTWpBeE1UTTRNRE5hTUlHUk1Rc3dDUVlEVlFRR0V3SkVSVEVmTUIwR0ExVUVDZ3dXUVU5TElFSmhaR1Z1TFZmRHZISjBkR1Z0WW1WeVp6RVNNQkFHQTFVRUN3d0pNVEE0TURFNE1EQTNNUk13RVFZRFZRUUxEQXBVTURRNU9UQTBOekkzTVE4d0RRWURWUVFFREFaRVpYQnFjR2t4RHpBTkJnTlZCQ29NQmt0aFozVjRhVEVXTUJRR0ExVUVBd3dOUkdWd2FuQnBJRXRoWjNWNGFUQmFNQlFHQnlxR1NNNDlBZ0VHQ1Nza0F3TUNDQUVCQndOQ0FBUkdcL3pIamVyMkpWcE5pOGZHTHcxVFk4VVYwakM1T0l5M0ViUFNLWXpFWTR3ajF3dTFVeG16MHFoQXZ1Q1RUbTlkSE9ha0w1MlB0d2lWNFwvRkIwXC9UdU9vNElCTlRDQ0FURXdIUVlEVlIwT0JCWUVGSlNrYys3TkF2aEczcjMrbnlHZmQ3RzRNZkRlTUE0R0ExVWREd0VCXC93UUVBd0lIZ0RBTUJnTlZIUk1CQWY4RUFqQUFNRkVHQTFVZElBUktNRWd3Q1FZSEtvSVVBRXdFUmpBN0JnZ3FnaFFBVEFTQkl6QXZNQzBHQ0NzR0FRVUZCd0lCRmlGb2RIUndPaTh2ZDNkM0xtZGxiV0YwYVdzdVpHVXZaMjh2Y0c5c2FXTnBaWE13TndZSUt3WUJCUVVIQVFFRUt6QXBNQ2NHQ0NzR0FRVUZCekFCaGh0b2RIUndPaTh2YjJOemNDNWxaMnN0ZEdWemRDMTBjM0F1WkdVd0h3WURWUjBqQkJnd0ZvQVVScVA1WGlkb3dZXC9uWjB4UWFpUWZHMjF0OWx3d0V3WURWUjBsQkF3d0NnWUlLd1lCQlFVSEF3SXdNQVlGS3lRSUF3TUVKekFsTUNNd0lUQWZNQjB3RUF3T1ZtVnljMmxqYUdWeWRHVXZMWEl3Q1FZSEtvSVVBRXdFTVRBS0JnZ3Foa2pPUFFRREFnTklBREJGQWlFQWhZVEtEd0xva29JbGJLUXk5dGhVSUR2XC9Dclk1aURISVNlVHk4c0E1Rll3Q0lEeHBiZ2dHM3dPN3dZXC9FMlwvWlA5YWYzalAyWXJvQ0JxUVVBVHFzbmFGZWYiLCJjdmNBdXRoIjoiZnlHQjJuOU9nWk5mS1FGd1FnaEVSVUZVV0JZQ0lYOUpTd1lHS3lRREJRTUJoa0VFSVg0a0p4Rk0zbmNHemJCVitUWmZkelVIbFNcL1wvT0FZbnJMTE50SGdHS280U2JvaFFJdWIwZUo2NDg0QmhrVDBha3A2OCszODhWWDk3bjAxR3F1KzdTbDhnREFBSmdDZG9nUm1abVphRGFYOU1Fd1lJS29JVUFFd0VnUmhUQndBQUFBQUFBQUJmSlFZQ0F3QUVBZ0JmSkFZQ0NBQUVBZ0JmTjBDSzdJZm05OTh3VmR1cXZCbTAzcWdrZG9yTVJ0a3hTXC9FOTFRZzVhNlh5XC9JY2NPRTVFcjEyQzRGTFM4QkYrN2NwajJhVjVQekptMUIwdVc3WFJLXC9YaiIsImN2Y0NBIjoiZnlHQjJIOU9nWkZmS1FGd1FnaEVSVWRZV0lZQ0lIOUpUUVlJS29aSXpqMEVBd0tHUVFSajN0TmRpXC9KMFpzeGgrU2tHUzVEdWFiXC9tRm56Y0p1WFdvQ1Y3YlhPOE42a3g1aXExWHhIbnZTcDdoSXppMEVvOTdqcEZwQmtsOGRWblVSdUFmRUszWHlBSVJFVkJWRmdXQWlGXC9UQk1HQ0NxQ0ZBQk1CSUVZVXdlQUFBQUFBQUFBWHlVR0FnRUFB</text:span><text:soft-page-break/><text:span text:style-name="SourceText">Z0VIWHlRR0Fna0FBZ0VHWHpkQWU0XC9nRndUeHFnOEk5VzRxZ2pWcFwvOThiRjJEam80WlwvXC93ZGFSeDE0bFlodTJZRmRsSCtwWnBicnBoS2VSRUxVQmZqdElkRTUzWjJ3MWRJUDJHNktVdz09IiwiY2xpZW50IjoiQ09NIn0=</text:span></text:p>
      <text:p text:style-name="PreformattedText"><text:span text:style-name="SourceText"><text:s text:c="12"/>- 3509584a-04e7-4756-bab0-0da4a84d0c12</text:span></text:p>
      <text:p text:style-name="PreformattedText"><text:span text:style-name="SourceText"><text:s text:c="4"/>sendApduMessage:</text:span></text:p>
      <text:p text:style-name="PreformattedText"><text:span text:style-name="SourceText"><text:s text:c="6"/>name: receive</text:span></text:p>
      <text:p text:style-name="PreformattedText"><text:span text:style-name="SourceText"><text:s text:c="6"/>title: receive</text:span></text:p>
      <text:p text:style-name="PreformattedText"><text:span text:style-name="SourceText"><text:s text:c="6"/>summary: Token to be signed</text:span></text:p>
      <text:p text:style-name="PreformattedText"><text:span text:style-name="SourceText"><text:s text:c="6"/>contentType: application/json</text:span></text:p>
      <text:p text:style-name="PreformattedText"><text:span text:style-name="SourceText"><text:s text:c="6"/>payload:</text:span></text:p>
      <text:p text:style-name="PreformattedText"><text:span text:style-name="SourceText"><text:s text:c="8"/>type: array</text:span></text:p>
      <text:p text:style-name="PreformattedText"><text:span text:style-name="SourceText"><text:s text:c="8"/>items:</text:span></text:p>
      <text:p text:style-name="PreformattedText"><text:span text:style-name="SourceText"><text:s text:c="10"/></text:span><text:span text:style-name="SourceText"><office:annotation office:name="4" xml:id="174531819"><dc:creator>Tobias Wich</dc:creator><dc:date>2024-06-05T12:44:00</dc:date><meta:creator-initials>TW</meta:creator-initials><text:p text:style-name="Kommentartext">allOf ist hier leider falsch, da ein Element im array<text:s/><text:span text:style-name="T6">allen</text:span><text:s/>hier genannten Schemas gleichzeitig entsprechen muss. Der Datentyp müsste also gleichzeitig ein object (sendApduEnvelope) und ein string (cardSessionId/ correlationId) sein. ☹️</text:p></office:annotation>allOf</text:span><office:annotation-end office:name="4"/><text:span text:style-name="SourceText">:</text:span></text:p>
      <text:p text:style-name="PreformattedText"><text:span text:style-name="SourceText"><text:s text:c="12"/>- $ref: '#/components/schemas/sendApduEnvelope'</text:span></text:p>
      <text:p text:style-name="PreformattedText"><text:span text:style-name="SourceText"><text:s text:c="12"/>- $ref: '#/components/schemas/cardSessionId'</text:span></text:p>
      <text:p text:style-name="PreformattedText"><text:span text:style-name="SourceText"><text:s text:c="12"/>- $ref: '#/components/schemas/correlationId'</text:span></text:p>
      <text:p text:style-name="PreformattedText"><text:span text:style-name="SourceText"><text:s text:c="8"/>minItems: 3</text:span></text:p>
      <text:p text:style-name="PreformattedText"><text:span text:style-name="SourceText"><text:s text:c="8"/>maxItems: 3</text:span></text:p>
      <text:p text:style-name="PreformattedText"><text:span text:style-name="SourceText"><text:s text:c="6"/>examples:</text:span></text:p>
      <text:p text:style-name="PreformattedText"><text:span text:style-name="SourceText"><text:s text:c="8"/>- name: sendAPDU</text:span></text:p>
      <text:p text:style-name="PreformattedText"><text:span text:style-name="SourceText"><text:s text:c="10"/>summary: sendAPDU message</text:span></text:p>
      <text:p text:style-name="PreformattedText"><text:span text:style-name="SourceText"><text:s text:c="10"/>payload:</text:span></text:p>
      <text:p text:style-name="PreformattedText"><text:span text:style-name="SourceText"><text:s text:c="12"/>- type: sendAPDU</text:span></text:p>
      <text:p text:style-name="PreformattedText"><text:span text:style-name="SourceText"><text:s text:c="14"/>payload: &gt;-</text:span></text:p>
      <text:p text:style-name="PreformattedText"><text:span text:style-name="SourceText"><text:s text:c="16"/>eyJjYXJkU2Vzc2lvbklkIjoiMzUwOTU4NGEtMDRlNy00NzU2LWJhYjAtMGRhNGE4NGQwYzEyIiwiYXBkdSI6IkFJZ0FBQmlBSjJpQkdabVpsb05wRDdiRDI3RWgweTFrbVV0RDN0a0EifQ==</text:span></text:p>
      <text:p text:style-name="PreformattedText"><text:span text:style-name="SourceText"><text:s text:c="12"/>- 3509584a-04e7-4756-bab0-0da4a84d0c12</text:span></text:p>
      <text:p text:style-name="PreformattedText"><text:span text:style-name="SourceText"><text:s text:c="12"/>- 38a5fb1b-f8e4-4132-8ec6-00fcd07bc5cc</text:span></text:p>
      <text:p text:style-name="PreformattedText"><text:span text:style-name="SourceText"><text:s text:c="4"/>sendApduResponseMessage:</text:span></text:p>
      <text:p text:style-name="PreformattedText"><text:span text:style-name="SourceText"><text:s text:c="6"/>name: send</text:span></text:p>
      <text:p text:style-name="PreformattedText"><text:span text:style-name="SourceText"><text:s text:c="6"/>title: send</text:span></text:p>
      <text:p text:style-name="PreformattedText"><text:span text:style-name="SourceText"><text:s text:c="6"/>summary: APDU from card to processing component</text:span></text:p>
      <text:p text:style-name="PreformattedText"><text:span text:style-name="SourceText"><text:s text:c="6"/>contentType: application/json</text:span></text:p>
      <text:p text:style-name="PreformattedText"><text:span text:style-name="SourceText"><text:s text:c="6"/>payload:</text:span></text:p>
      <text:p text:style-name="PreformattedText"><text:span text:style-name="SourceText"><text:s text:c="8"/>type: array</text:span></text:p>
      <text:p text:style-name="PreformattedText"><text:span text:style-name="SourceText"><text:s text:c="8"/>allOf:</text:span></text:p>
      <text:p text:style-name="PreformattedText"><text:span text:style-name="SourceText"><text:s text:c="10"/>- $ref: '#/components/schemas/sendApduResponseEnvelope'</text:span></text:p>
      <text:p text:style-name="PreformattedText"><text:span text:style-name="SourceText"><text:s text:c="10"/>- $ref: '#/components/schemas/cardSessionId'</text:span></text:p>
      <text:p text:style-name="PreformattedText"><text:span text:style-name="SourceText"><text:s text:c="10"/>- $ref: '#/components/schemas/correlationId'</text:span></text:p>
      <text:p text:style-name="PreformattedText"><text:span text:style-name="SourceText"><text:s text:c="8"/>minItems: 3</text:span></text:p>
      <text:p text:style-name="PreformattedText"><text:span text:style-name="SourceText"><text:s text:c="8"/>maxItems: 3</text:span></text:p>
      <text:p text:style-name="PreformattedText"><text:span text:style-name="SourceText"><text:s text:c="6"/>examples:</text:span></text:p>
      <text:p text:style-name="PreformattedText"><text:span text:style-name="SourceText"><text:s text:c="8"/>- name: sendAPDUResponse</text:span></text:p>
      <text:p text:style-name="PreformattedText"><text:span text:style-name="SourceText"><text:s text:c="10"/>summary: sendAPDUResponse message</text:span></text:p>
      <text:p text:style-name="PreformattedText"><text:span text:style-name="SourceText"><text:s text:c="10"/>payload:</text:span></text:p>
      <text:p text:style-name="PreformattedText"><text:span text:style-name="SourceText"><text:s text:c="12"/>- type: sendAPDUResponse</text:span></text:p>
      <text:p text:style-name="PreformattedText"><text:span text:style-name="SourceText"><text:s text:c="14"/>payload: &gt;-</text:span></text:p>
      <text:p text:style-name="PreformattedText"><text:span text:style-name="SourceText"><text:s text:c="16"/>eyJjYXJkU2Vzc2lvbklkIjoiMzUwOTU4NGEtMDRlNy00NzU2LWJhYjAtMGRhNGE4NGQwYzEyIiwicmVzcG9uc2UiOiJrYk5BSzR4djRueXZ3RU80ZndnbVptbkZud0dTYjIrV0RmdEpxMlN1czBsd3g1clFVUTl0cTBRMXFLd2x5anhwYUFMMENTSjFnV1JWUWtmVnpvWXh4WkFBIn0=</text:span></text:p>
      <text:p text:style-name="PreformattedText"><text:span text:style-name="SourceText"><text:s text:c="12"/>- 3509584a-04e7-4756-bab0-0da4a84d0c12</text:span></text:p>
      <text:p text:style-name="PreformattedText"><text:span text:style-name="SourceText"><text:s text:c="12"/>- 38a5fb1b-f8e4-4132-8ec6-00fcd07bc5cc</text:span></text:p>
      <text:p text:style-name="PreformattedText"><text:span text:style-name="SourceText"><text:s text:c="4"/></text:span><text:span text:style-name="SourceText"><office:annotation office:name="5" xml:id="1593894455"><dc:creator>Tobias Wich</dc:creator><dc:date>2024-06-05T12:57:00</dc:date><meta:creator-initials>TW</meta:creator-initials><text:p text:style-name="Comment">Taucht nicht in der Spezifikation auf. Wann ist welche Error message zu verwenden. Auf welche Operation bezieht sich dieser Error? Eine tasklist Operation ist nicht definiert.</text:p></office:annotation>tasklistErrorMessage</text:span><office:annotation-end office:name="5"/><text:span text:style-name="SourceText">:</text:span></text:p>
      <text:p text:style-name="PreformattedText"><text:span text:style-name="SourceText"><text:s text:c="6"/>name: receive</text:span></text:p>
      <text:p text:style-name="PreformattedText"><text:span text:style-name="SourceText"><text:s text:c="6"/>title: receive</text:span></text:p>
      <text:p text:style-name="PreformattedText"><text:span text:style-name="SourceText"><text:s text:c="6"/>summary: Error retrieving PN</text:span></text:p>
      <text:p text:style-name="PreformattedText"><text:span text:style-name="SourceText"><text:s text:c="6"/>contentType: application/json</text:span></text:p>
      <text:p text:style-name="PreformattedText"><text:span text:style-name="SourceText"><text:s text:c="6"/>payload:</text:span></text:p>
      <text:p text:style-name="PreformattedText"><text:span text:style-name="SourceText"><text:s text:c="8"/>$ref: '#/components/schemas/tasklistErrorEnvelope'</text:span></text:p>
      <text:p text:style-name="PreformattedText"><text:span text:style-name="SourceText"><text:s text:c="6"/>examples:</text:span></text:p>
      <text:p text:style-name="PreformattedText"><text:span text:style-name="SourceText"><text:s text:c="8"/>- name: tasklistErrorMessage</text:span></text:p>
      <text:p text:style-name="PreformattedText"><text:span text:style-name="SourceText"><text:s text:c="10"/>summary: tasklistErrormessage example</text:span></text:p>
      <text:soft-page-break/>
      <text:p text:style-name="PreformattedText"><text:span text:style-name="SourceText"><text:s text:c="10"/>payload:</text:span></text:p>
      <text:p text:style-name="PreformattedText"><text:span text:style-name="SourceText"><text:s text:c="12"/>type: receiveTasklistError</text:span></text:p>
      <text:p text:style-name="PreformattedText"><text:span text:style-name="SourceText"><text:s text:c="12"/>payload: &gt;-</text:span></text:p>
      <text:p text:style-name="PreformattedText"><text:span text:style-name="SourceText"><text:s text:c="14"/>eyJjYXJkU2Vzc2lvbklkIjoiNTJiY2RiYzItMjU1Mi00YzVlLWE4ODQtZWMwM2YxYWUxZjIxIiwic3RhdHVzIjo1MDAsInRpc3RhdHVzIjoiNTAwIiwiZXJyb3JtZXNzYWdlIjoiUmVhZFZTRCBFcnJvciJ9</text:span></text:p>
      <text:p text:style-name="PreformattedText"><text:span text:style-name="SourceText"><office:annotation office:name="6" xml:id="1690970934"><dc:creator>Tobias Wich</dc:creator><dc:date>2024-06-05T12:54:00</dc:date><meta:creator-initials>TW</meta:creator-initials><text:p text:style-name="Comment">Für diese Nachricht sind keine Daten definiert. Sie taucht auch in der CardLink Spezifikation nicht auf. Kann sie entfernt werden?</text:p></office:annotation><text:s text:c="4"/>readyMessage:</text:span></text:p>
      <text:p text:style-name="PreformattedText"><text:span text:style-name="SourceText"><text:s text:c="6"/>name: ready</text:span></text:p>
      <text:p text:style-name="PreformattedText"><text:span text:style-name="SourceText"><text:s text:c="6"/>title: ready</text:span><office:annotation-end office:name="6"/></text:p>
      <text:p text:style-name="PreformattedText"><text:span text:style-name="SourceText"><text:s text:c="4"/>invalidPayloadErrorMessage:</text:span></text:p>
      <text:p text:style-name="PreformattedText"><text:span text:style-name="SourceText"><text:s text:c="6"/>name: error</text:span></text:p>
      <text:p text:style-name="PreformattedText"><text:span text:style-name="SourceText"><text:s text:c="6"/>title: error</text:span></text:p>
      <text:p text:style-name="PreformattedText"><text:span text:style-name="SourceText"><text:s text:c="6"/>contentType: text/plain</text:span></text:p>
      <text:p text:style-name="PreformattedText"><text:span text:style-name="SourceText"><text:s text:c="6"/></text:span><text:span text:style-name="SourceText"><office:annotation office:name="7" xml:id="1310508522"><dc:creator>Tobias Wich</dc:creator><dc:date>2024-06-05T12:52:00</dc:date><meta:creator-initials>TW</meta:creator-initials><text:p text:style-name="Kommentartext">Da bei Websocket-Verbindungen die Nachricht selbst die einzige übertragene Information darstellt, sollte ein „Discriminator“ in den Daten stecken. Idealerweise sollten alle messages das gleiche Grundgerüst haben und sich nur in den Payloadtypen unterscheiden.</text:p></office:annotation>payload:</text:span></text:p>
      <text:p text:style-name="PreformattedText"><text:span text:style-name="SourceText"><text:s text:c="8"/>type: string</text:span></text:p>
      <text:p text:style-name="PreformattedText"><text:span text:style-name="SourceText"><text:s text:c="8"/>description: Validation result</text:span><office:annotation-end office:name="7"/></text:p>
      <text:p text:style-name="PreformattedText"><text:span text:style-name="SourceText"><text:s text:c="4"/>genericErrorMessage:</text:span></text:p>
      <text:p text:style-name="PreformattedText"><text:span text:style-name="SourceText"><text:s text:c="6"/>name: error</text:span></text:p>
      <text:p text:style-name="PreformattedText"><text:span text:style-name="SourceText"><text:s text:c="6"/>title: error</text:span></text:p>
      <text:p text:style-name="PreformattedText"><text:span text:style-name="SourceText"><text:s text:c="6"/>contentType: application/json</text:span></text:p>
      <text:p text:style-name="PreformattedText"><text:span text:style-name="SourceText"><text:s text:c="6"/>payload:</text:span></text:p>
      <text:p text:style-name="PreformattedText"><text:span text:style-name="SourceText"><text:s text:c="8"/>type: array</text:span></text:p>
      <text:p text:style-name="PreformattedText"><text:span text:style-name="SourceText"><text:s text:c="8"/>items:</text:span></text:p>
      <text:p text:style-name="PreformattedText"><text:span text:style-name="SourceText"><text:s text:c="10"/></text:span><text:span text:style-name="SourceText"><office:annotation office:name="8" xml:id="1154576048"><dc:creator>Detlef Hühnlein</dc:creator><dc:date>2024-06-05T14:00:00</dc:date><meta:creator-initials>DH</meta:creator-initials><text:p text:style-name="Kommentartext">Siehe oben.</text:p></office:annotation>allOf</text:span><text:span text:style-name="T7"><office:annotation-end office:name="8"/></text:span><text:span text:style-name="SourceText">:</text:span></text:p>
      <text:p text:style-name="PreformattedText"><text:span text:style-name="SourceText"><text:s text:c="12"/>- $ref: '#/components/schemas/genericErrorPayload'</text:span></text:p>
      <text:p text:style-name="PreformattedText"><text:span text:style-name="SourceText"><text:s text:c="12"/>- $ref: '#/components/schemas/cardSessionId'</text:span></text:p>
      <text:p text:style-name="PreformattedText"><text:span text:style-name="SourceText"><text:s text:c="12"/>- $ref: '#/components/schemas/correlationId'</text:span></text:p>
      <text:p text:style-name="PreformattedText"><text:span text:style-name="SourceText"><text:s text:c="8"/></text:span><text:span text:style-name="SourceText"><office:annotation office:name="9" xml:id="929592767"><dc:creator>Tobias Wich</dc:creator><dc:date>2024-06-05T13:05:00</dc:date><meta:creator-initials>TW</meta:creator-initials><text:p text:style-name="Kommentartext">Die Spezifikation von minItems fehlt und ist deshalb gleich 0. Was würde das hier bedeuten?</text:p></office:annotation>maxItems: 3</text:span><office:annotation-end office:name="9"/></text:p>
      <text:p text:style-name="PreformattedText"><text:span text:style-name="SourceText"><text:s text:c="2"/>messageTraits:</text:span></text:p>
      <text:p text:style-name="PreformattedText"><text:span text:style-name="SourceText"><text:s text:c="4"/>commonHeaders:</text:span></text:p>
      <text:p text:style-name="PreformattedText"><text:span text:style-name="SourceText"><text:s text:c="6"/></text:span><text:span text:style-name="SourceText"><office:annotation office:name="10" xml:id="1899196690"><dc:creator>Tobias Wich</dc:creator><dc:date>2024-06-05T13:04:00</dc:date><meta:creator-initials>TW</meta:creator-initials><text:p text:style-name="Kommentartext">Diese Definition macht im Websocket-Binding keinen Sinn. Da es kein anderes Binding gibt, sollte das besser entfernt werden um Verwirrung zu vermeiden.</text:p></office:annotation>headers:</text:span></text:p>
      <text:p text:style-name="PreformattedText"><text:span text:style-name="SourceText"><text:s text:c="8"/>type: object</text:span></text:p>
      <text:p text:style-name="PreformattedText"><text:span text:style-name="SourceText"><text:s text:c="8"/>properties:</text:span></text:p>
      <text:p text:style-name="PreformattedText"><text:span text:style-name="SourceText"><text:s text:c="10"/>replyTo:</text:span></text:p>
      <text:p text:style-name="PreformattedText"><text:span text:style-name="SourceText"><text:s text:c="12"/>type: string</text:span><office:annotation-end office:name="10"/></text:p>
      <text:p text:style-name="PreformattedText"><text:span text:style-name="SourceText"><text:s text:c="2"/>correlationIds:</text:span></text:p>
      <text:p text:style-name="PreformattedText"><text:span text:style-name="SourceText"><text:s text:c="4"/>default:</text:span></text:p>
      <text:p text:style-name="PreformattedText"><text:span text:style-name="SourceText"><text:s text:c="6"/>description: Default Correlation ID</text:span></text:p>
      <text:p text:style-name="PreformattedText"><text:span text:style-name="SourceText"><text:s text:c="6"/>location:<text:s/></text:span><text:span text:style-name="SourceText"><office:annotation office:name="11" xml:id="1577096396"><dc:creator>Tobias Wich</dc:creator><dc:date>2024-06-05T12:48:00</dc:date><meta:creator-initials>TW</meta:creator-initials><text:p text:style-name="Comment">Diese Referenz ist nicht definiert. Laut Nachrichtenschemas sind die IDs in der Nachrichtenpayload. Außerdem ist ein Header Parameter für eine Nachricht bei Websocket nicht sinnvoll, da es Header nur im Handshake gibt.</text:p></office:annotation>$message.header#/correlationId</text:span><office:annotation-end office:name="11"/></text:p>
      <text:p text:style-name="PreformattedText"><text:span text:style-name="SourceText"><text:s text:c="2"/>schemas:</text:span></text:p>
      <text:p text:style-name="PreformattedText"><text:span text:style-name="SourceText"><text:s text:c="4"/>webSocketId:</text:span></text:p>
      <text:p text:style-name="PreformattedText"><text:span text:style-name="SourceText"><text:s text:c="6"/>type: string</text:span></text:p>
      <text:p text:style-name="PreformattedText"><text:span text:style-name="SourceText"><text:s text:c="6"/>description: Identifer for the established web socket connection</text:span></text:p>
      <text:p text:style-name="PreformattedText"><text:span text:style-name="SourceText"><text:s text:c="4"/>cardSessionId:</text:span></text:p>
      <text:p text:style-name="PreformattedText"><text:span text:style-name="SourceText"><text:s text:c="6"/>type: string</text:span></text:p>
      <text:p text:style-name="PreformattedText"><text:span text:style-name="SourceText"><text:s text:c="6"/>description: Card session identifier</text:span></text:p>
      <text:p text:style-name="PreformattedText"><text:span text:style-name="SourceText"><text:s text:c="4"/>correlationId:</text:span></text:p>
      <text:p text:style-name="PreformattedText"><text:span text:style-name="SourceText"><text:s text:c="6"/>type: string</text:span></text:p>
      <text:p text:style-name="PreformattedText"><text:span text:style-name="SourceText"><text:s text:c="6"/>description: CorrelationId</text:span></text:p>
      <text:p text:style-name="PreformattedText"><text:span text:style-name="SourceText"><text:s text:c="4"/></text:span><text:span text:style-name="SourceText"><office:annotation office:name="12" xml:id="136226845"><dc:creator>Tobias Wich</dc:creator><dc:date>2024-06-05T12:51:00</dc:date><meta:creator-initials>TW</meta:creator-initials><text:p text:style-name="Comment">Leeres objekt. Ein Fehlercode oder zumindest eine error message wäre angebracht.</text:p></office:annotation>genericErrorPayload:</text:span></text:p>
      <text:p text:style-name="PreformattedText"><text:span text:style-name="SourceText"><text:s text:c="6"/>type: object</text:span></text:p>
      <text:p text:style-name="PreformattedText"><text:span text:style-name="SourceText"><text:s text:c="6"/>description: Base64 encoded json payload of the error</text:span><office:annotation-end office:name="12"/></text:p>
      <text:p text:style-name="PreformattedText"><text:span text:style-name="SourceText"><text:s text:c="4"/>registerEgkEnvelope:</text:span></text:p>
      <text:p text:style-name="PreformattedText"><text:span text:style-name="SourceText"><text:s text:c="6"/>type: object</text:span></text:p>
      <text:p text:style-name="PreformattedText"><text:span text:style-name="SourceText"><text:s text:c="6"/>properties:</text:span></text:p>
      <text:p text:style-name="PreformattedText"><text:span text:style-name="SourceText"><text:s text:c="8"/>type:</text:span></text:p>
      <text:p text:style-name="PreformattedText"><text:span text:style-name="SourceText"><text:s text:c="10"/>type: string</text:span></text:p>
      <text:p text:style-name="PreformattedText"><text:span text:style-name="SourceText"><text:s text:c="10"/>const: registerEGK</text:span></text:p>
      <text:p text:style-name="PreformattedText"><text:span text:style-name="SourceText"><text:s text:c="8"/>payload:</text:span></text:p>
      <text:p text:style-name="PreformattedText"><text:span text:style-name="SourceText"><text:s text:c="10"/>$ref: '#/components/schemas/registerEgkPayload'</text:span></text:p>
      <text:p text:style-name="PreformattedText"><text:span text:style-name="SourceText"><text:s text:c="4"/>sendApduEnvelope:</text:span></text:p>
      <text:p text:style-name="PreformattedText"><text:span text:style-name="SourceText"><text:s text:c="6"/>type: object</text:span></text:p>
      <text:p text:style-name="PreformattedText"><text:span text:style-name="SourceText"><text:s text:c="6"/>properties:</text:span></text:p>
      <text:p text:style-name="PreformattedText"><text:span text:style-name="SourceText"><text:s text:c="8"/>type:</text:span></text:p>
      <text:soft-page-break/>
      <text:p text:style-name="PreformattedText"><text:span text:style-name="SourceText"><text:s text:c="10"/>type: string</text:span></text:p>
      <text:p text:style-name="PreformattedText"><text:span text:style-name="SourceText"><text:s text:c="10"/>const: sendAPDU</text:span></text:p>
      <text:p text:style-name="PreformattedText"><text:span text:style-name="SourceText"><text:s text:c="8"/>payload:</text:span></text:p>
      <text:p text:style-name="PreformattedText"><text:span text:style-name="SourceText"><text:s text:c="10"/>$ref: '#/components/schemas/sendApduPayload'</text:span></text:p>
      <text:p text:style-name="PreformattedText"><text:span text:style-name="SourceText"><text:s text:c="4"/>sendApduResponseEnvelope:</text:span></text:p>
      <text:p text:style-name="PreformattedText"><text:span text:style-name="SourceText"><text:s text:c="6"/>type: object</text:span></text:p>
      <text:p text:style-name="PreformattedText"><text:span text:style-name="SourceText"><text:s text:c="6"/>properties:</text:span></text:p>
      <text:p text:style-name="PreformattedText"><text:span text:style-name="SourceText"><text:s text:c="8"/>type:</text:span></text:p>
      <text:p text:style-name="PreformattedText"><text:span text:style-name="SourceText"><text:s text:c="10"/>type: string</text:span></text:p>
      <text:p text:style-name="PreformattedText"><text:span text:style-name="SourceText"><text:s text:c="10"/>const: sendAPDUResponse</text:span></text:p>
      <text:p text:style-name="PreformattedText"><text:span text:style-name="SourceText"><text:s text:c="8"/>payload:</text:span></text:p>
      <text:p text:style-name="PreformattedText"><text:span text:style-name="SourceText"><text:s text:c="10"/>$ref: '#/components/schemas/sendApduResponsePayload'</text:span></text:p>
      <text:p text:style-name="PreformattedText"><text:span text:style-name="SourceText"><text:s text:c="4"/>tasklistErrorEnvelope:</text:span></text:p>
      <text:p text:style-name="PreformattedText"><text:span text:style-name="SourceText"><text:s text:c="6"/>type: object</text:span></text:p>
      <text:p text:style-name="PreformattedText"><text:span text:style-name="SourceText"><text:s text:c="6"/>properties:</text:span></text:p>
      <text:p text:style-name="PreformattedText"><text:span text:style-name="SourceText"><text:s text:c="8"/>type:</text:span></text:p>
      <text:p text:style-name="PreformattedText"><text:span text:style-name="SourceText"><text:s text:c="10"/>type: string</text:span></text:p>
      <text:p text:style-name="PreformattedText"><text:span text:style-name="SourceText"><text:s text:c="10"/>const: receiveTasklistError</text:span></text:p>
      <text:p text:style-name="PreformattedText"><text:span text:style-name="SourceText"><text:s text:c="8"/>payload:</text:span></text:p>
      <text:p text:style-name="PreformattedText"><text:span text:style-name="SourceText"><text:s text:c="10"/>$ref: '#/components/schemas/tasklistErrorPayload'</text:span></text:p>
      <text:p text:style-name="PreformattedText"><text:span text:style-name="SourceText"><text:s text:c="4"/>registerEgkPayload:</text:span></text:p>
      <text:p text:style-name="PreformattedText"><text:span text:style-name="SourceText"><text:s text:c="6"/>type: object</text:span></text:p>
      <text:p text:style-name="PreformattedText"><text:span text:style-name="SourceText"><text:s text:c="6"/>required:</text:span></text:p>
      <text:p text:style-name="PreformattedText"><text:span text:style-name="SourceText"><text:s text:c="8"/>- cardSessionId</text:span></text:p>
      <text:p text:style-name="PreformattedText"><text:span text:style-name="SourceText"><text:s text:c="8"/>- gdo</text:span></text:p>
      <text:p text:style-name="PreformattedText"><text:span text:style-name="SourceText"><text:s text:c="8"/>- cardVersion</text:span></text:p>
      <text:p text:style-name="PreformattedText"><text:span text:style-name="SourceText"><text:s text:c="8"/>- x509AuthECC</text:span></text:p>
      <text:p text:style-name="PreformattedText"><text:span text:style-name="SourceText"><text:s text:c="8"/>- cvcAuth</text:span></text:p>
      <text:p text:style-name="PreformattedText"><text:span text:style-name="SourceText"><text:s text:c="8"/>- cvcCA</text:span></text:p>
      <text:p text:style-name="PreformattedText"><text:span text:style-name="SourceText"><text:s text:c="8"/>- atr</text:span></text:p>
      <text:p text:style-name="PreformattedText"><text:span text:style-name="SourceText"><text:s text:c="6"/></text:span><text:span text:style-name="SourceText"><office:annotation office:name="13" xml:id="198781565"><dc:creator>Tobias Wich</dc:creator><dc:date>2024-06-05T12:59:00</dc:date><meta:creator-initials>TW</meta:creator-initials><text:p text:style-name="Kommentartext">Ein Kommentar, dass dieser Type dort wo er verwendet wird als base64 zu kodieren ist, ist nicht ausreichend. Da registerEgkPayload als object definiert ist und im Evelope dieser Typ lediglich referenziert wird, ist die in den examples ersichtliche base64-Kodierung eine Schema violation. Für base64 wäre typ string mit format byte richtig, aber dann kann man das schema nicht mehr referenzieren.</text:p><text:p text:style-name="Kommentartext"/><text:p text:style-name="Kommentartext">Warum sollte man überhaupt die payload base64 kodieren? Die Payload als object einzubetten ist kein Problem und die in der payload als byte string definierten Werte sind ohnehin schon base64 kodiert.</text:p></office:annotation>description: Base64 encoded json payload</text:span><office:annotation-end office:name="13"/></text:p>
      <text:p text:style-name="PreformattedText"><text:span text:style-name="SourceText"><text:s text:c="6"/>properties:</text:span></text:p>
      <text:p text:style-name="PreformattedText"><text:span text:style-name="SourceText"><text:s text:c="8"/></text:span><text:span text:style-name="SourceText"><office:annotation office:name="14" xml:id="1274952927"><dc:creator>Tobias Wich</dc:creator><dc:date>2024-06-05T13:02:00</dc:date><meta:creator-initials>TW</meta:creator-initials><text:p text:style-name="Comment">Dieser Wert ist schon im Nachrichtentyp weiter oben definiert. Warum wird er hier im Payloadtyp wiederholt?</text:p></office:annotation>cardSessionId</text:span><office:annotation-end office:name="14"/><text:span text:style-name="SourceText">:</text:span></text:p>
      <text:p text:style-name="PreformattedText"><text:span text:style-name="SourceText"><text:s text:c="10"/>$ref: '#/components/schemas/cardSessionId'</text:span></text:p>
      <text:p text:style-name="PreformattedText"><text:span text:style-name="SourceText"><text:s text:c="8"/>gdo:</text:span></text:p>
      <text:p text:style-name="PreformattedText"><text:span text:style-name="SourceText"><text:s text:c="10"/>type: string</text:span></text:p>
      <text:p text:style-name="PreformattedText"><text:span text:style-name="SourceText"><text:s text:c="10"/>format: byte</text:span></text:p>
      <text:p text:style-name="PreformattedText"><text:span text:style-name="SourceText"><text:s text:c="10"/>description: Data from EF.GDO</text:span></text:p>
      <text:p text:style-name="PreformattedText"><text:span text:style-name="SourceText"><text:s text:c="8"/>cardVersion:</text:span></text:p>
      <text:p text:style-name="PreformattedText"><text:span text:style-name="SourceText"><text:s text:c="10"/>type: string</text:span></text:p>
      <text:p text:style-name="PreformattedText"><text:span text:style-name="SourceText"><text:s text:c="10"/>format: byte</text:span></text:p>
      <text:p text:style-name="PreformattedText"><text:span text:style-name="SourceText"><text:s text:c="10"/>description: Data from EF.Version2</text:span></text:p>
      <text:p text:style-name="PreformattedText"><text:span text:style-name="SourceText"><text:s text:c="8"/>x509AuthRSA:</text:span></text:p>
      <text:p text:style-name="PreformattedText"><text:span text:style-name="SourceText"><text:s text:c="10"/>type: string</text:span></text:p>
      <text:p text:style-name="PreformattedText"><text:span text:style-name="SourceText"><text:s text:c="10"/>format: byte</text:span></text:p>
      <text:p text:style-name="PreformattedText"><text:span text:style-name="SourceText"><text:s text:c="10"/>description: Data from EF.C.CH.AUT.R2048 - optional</text:span></text:p>
      <text:p text:style-name="PreformattedText"><text:span text:style-name="SourceText"><text:s text:c="8"/>x509AuthECC:</text:span></text:p>
      <text:p text:style-name="PreformattedText"><text:span text:style-name="SourceText"><text:s text:c="10"/>type: string</text:span></text:p>
      <text:p text:style-name="PreformattedText"><text:span text:style-name="SourceText"><text:s text:c="10"/>format: byte</text:span></text:p>
      <text:p text:style-name="PreformattedText"><text:span text:style-name="SourceText"><text:s text:c="10"/>description: Data from EF.C.CH.AUT.E256</text:span></text:p>
      <text:p text:style-name="PreformattedText"><text:span text:style-name="SourceText"><text:s text:c="8"/>cvcAuth:</text:span></text:p>
      <text:p text:style-name="PreformattedText"><text:span text:style-name="SourceText"><text:s text:c="10"/>type: string</text:span></text:p>
      <text:p text:style-name="PreformattedText"><text:span text:style-name="SourceText"><text:s text:c="10"/>format: byte</text:span></text:p>
      <text:p text:style-name="PreformattedText"><text:span text:style-name="SourceText"><text:s text:c="10"/>description: Data from EF.C.eGK.AUT_CVC.E256</text:span></text:p>
      <text:p text:style-name="PreformattedText"><text:span text:style-name="SourceText"><text:s text:c="8"/>cvcCA:</text:span></text:p>
      <text:p text:style-name="PreformattedText"><text:span text:style-name="SourceText"><text:s text:c="10"/>type: string</text:span></text:p>
      <text:p text:style-name="PreformattedText"><text:span text:style-name="SourceText"><text:s text:c="10"/>format: byte</text:span></text:p>
      <text:p text:style-name="PreformattedText"><text:span text:style-name="SourceText"><text:s text:c="10"/>description: Data from EF.C.CA_eGK.CS.E256</text:span></text:p>
      <text:p text:style-name="PreformattedText"><text:span text:style-name="SourceText"><text:s text:c="8"/>atr:</text:span></text:p>
      <text:p text:style-name="PreformattedText"><text:span text:style-name="SourceText"><text:s text:c="10"/>type: string</text:span></text:p>
      <text:p text:style-name="PreformattedText"><text:span text:style-name="SourceText"><text:s text:c="10"/>format: byte</text:span></text:p>
      <text:p text:style-name="PreformattedText"><text:span text:style-name="SourceText"><text:s text:c="10"/>description: Data from EF.ATR</text:span></text:p>
      <text:p text:style-name="PreformattedText"><text:span text:style-name="SourceText"><text:s text:c="6"/></text:span><text:span text:style-name="SourceText"><office:annotation office:name="15" xml:id="530139493"><dc:creator>Tobias Wich</dc:creator><dc:date>2024-06-05T13:06:00</dc:date><meta:creator-initials>TW</meta:creator-initials><text:p text:style-name="Kommentartext">Dieser Wert hat nur eine Bedeutung, wenn der Type entweder als message body oder form param eingesetzt wird. Beim Websocket Binding hat das keine Relevanz.</text:p></office:annotation>contentType: application/json</text:span><office:annotation-end office:name="15"/></text:p>
      <text:p text:style-name="PreformattedText"><text:span text:style-name="SourceText"><text:s text:c="4"/>sendApduPayload:</text:span></text:p>
      <text:soft-page-break/>
      <text:p text:style-name="PreformattedText"><text:span text:style-name="SourceText"><text:s text:c="6"/>type: object</text:span></text:p>
      <text:p text:style-name="PreformattedText"><text:span text:style-name="SourceText"><text:s text:c="6"/>required:</text:span></text:p>
      <text:p text:style-name="PreformattedText"><text:span text:style-name="SourceText"><text:s text:c="8"/>- cardSessionId</text:span></text:p>
      <text:p text:style-name="PreformattedText"><text:span text:style-name="SourceText"><text:s text:c="8"/>- apdu</text:span></text:p>
      <text:p text:style-name="PreformattedText"><text:span text:style-name="SourceText"><text:s text:c="6"/>description: Base64 encoded json payload</text:span></text:p>
      <text:p text:style-name="PreformattedText"><text:span text:style-name="SourceText"><text:s text:c="6"/>properties:</text:span></text:p>
      <text:p text:style-name="PreformattedText"><text:span text:style-name="SourceText"><text:s text:c="8"/>cardSessionId:</text:span></text:p>
      <text:p text:style-name="PreformattedText"><text:span text:style-name="SourceText"><text:s text:c="10"/>$ref: '#/components/schemas/cardSessionId'</text:span></text:p>
      <text:p text:style-name="PreformattedText"><text:span text:style-name="SourceText"><text:s text:c="8"/>apdu:</text:span></text:p>
      <text:p text:style-name="PreformattedText"><text:span text:style-name="SourceText"><text:s text:c="10"/>type: string</text:span></text:p>
      <text:p text:style-name="PreformattedText"><text:span text:style-name="SourceText"><text:s text:c="10"/>format: byte</text:span></text:p>
      <text:p text:style-name="PreformattedText"><text:span text:style-name="SourceText"><text:s text:c="10"/>description: APDU to be forwarded to the card</text:span></text:p>
      <text:p text:style-name="PreformattedText"><text:span text:style-name="SourceText"><text:s text:c="6"/>contentType: application/json</text:span></text:p>
      <text:p text:style-name="PreformattedText"><text:span text:style-name="SourceText"><text:s text:c="4"/>sendApduResponsePayload:</text:span></text:p>
      <text:p text:style-name="PreformattedText"><text:span text:style-name="SourceText"><text:s text:c="6"/>type: object</text:span></text:p>
      <text:p text:style-name="PreformattedText"><text:span text:style-name="SourceText"><text:s text:c="6"/>required:</text:span></text:p>
      <text:p text:style-name="PreformattedText"><text:span text:style-name="SourceText"><text:s text:c="8"/>- cardSessionId</text:span></text:p>
      <text:p text:style-name="PreformattedText"><text:span text:style-name="SourceText"><text:s text:c="8"/>- response</text:span></text:p>
      <text:p text:style-name="PreformattedText"><text:span text:style-name="SourceText"><text:s text:c="6"/>description: Base64 encoded json payload</text:span></text:p>
      <text:p text:style-name="PreformattedText"><text:span text:style-name="SourceText"><text:s text:c="6"/>properties:</text:span></text:p>
      <text:p text:style-name="PreformattedText"><text:span text:style-name="SourceText"><text:s text:c="8"/>cardSessionId:</text:span></text:p>
      <text:p text:style-name="PreformattedText"><text:span text:style-name="SourceText"><text:s text:c="10"/>$ref: '#/components/schemas/cardSessionId'</text:span></text:p>
      <text:p text:style-name="PreformattedText"><text:span text:style-name="SourceText"><text:s text:c="8"/>response:</text:span></text:p>
      <text:p text:style-name="PreformattedText"><text:span text:style-name="SourceText"><text:s text:c="10"/>type: string</text:span></text:p>
      <text:p text:style-name="PreformattedText"><text:span text:style-name="SourceText"><text:s text:c="10"/>format: byte</text:span></text:p>
      <text:p text:style-name="PreformattedText"><text:span text:style-name="SourceText"><text:s text:c="10"/>description: Response APDU from card/app to bridge</text:span></text:p>
      <text:p text:style-name="PreformattedText"><text:span text:style-name="SourceText"><text:s text:c="6"/>contentType: application/json</text:span></text:p>
      <text:p text:style-name="PreformattedText"><text:span text:style-name="SourceText"><text:s text:c="4"/>tasklistErrorPayload:</text:span></text:p>
      <text:p text:style-name="PreformattedText"><text:span text:style-name="SourceText"><text:s text:c="6"/>type: object</text:span></text:p>
      <text:p text:style-name="PreformattedText"><text:span text:style-name="SourceText"><text:s text:c="6"/>required:</text:span></text:p>
      <text:p text:style-name="PreformattedText"><text:span text:style-name="SourceText"><text:s text:c="8"/>- cardSessionId</text:span></text:p>
      <text:p text:style-name="PreformattedText"><text:span text:style-name="SourceText"><text:s text:c="8"/>- status</text:span></text:p>
      <text:p text:style-name="PreformattedText"><text:span text:style-name="SourceText"><text:s text:c="6"/>description: Base64 encoded json payload</text:span></text:p>
      <text:p text:style-name="PreformattedText"><text:span text:style-name="SourceText"><text:s text:c="6"/>properties:</text:span></text:p>
      <text:p text:style-name="PreformattedText"><text:span text:style-name="SourceText"><text:s text:c="8"/>cardSessionId:</text:span></text:p>
      <text:p text:style-name="PreformattedText"><text:span text:style-name="SourceText"><text:s text:c="10"/>$ref: '#/components/schemas/cardSessionId'</text:span></text:p>
      <text:p text:style-name="PreformattedText"><text:span text:style-name="SourceText"><text:s text:c="8"/>status:</text:span></text:p>
      <text:p text:style-name="PreformattedText"><text:span text:style-name="SourceText"><text:s text:c="10"/>type:<text:s/></text:span><text:span text:style-name="SourceText"><office:annotation office:name="16" xml:id="677550738"><dc:creator>Tobias Wich</dc:creator><dc:date>2024-06-05T12:56:00</dc:date><meta:creator-initials>TW</meta:creator-initials><text:p text:style-name="Comment">Enums sind weniger kryptisch und wohl definiert.</text:p></office:annotation>integer</text:span><office:annotation-end office:name="16"/></text:p>
      <text:p text:style-name="PreformattedText"><text:span text:style-name="SourceText"><text:s text:c="10"/>description: Error Code</text:span></text:p>
      <text:p text:style-name="PreformattedText"><text:span text:style-name="SourceText"><text:s text:c="8"/>tistatus:</text:span></text:p>
      <text:p text:style-name="PreformattedText"><text:span text:style-name="SourceText"><text:s text:c="10"/>type: string</text:span></text:p>
      <text:p text:style-name="PreformattedText"><text:span text:style-name="SourceText"><text:s text:c="10"/>description: Responsecode from a TI service or connector</text:span></text:p>
      <text:p text:style-name="PreformattedText"><text:span text:style-name="SourceText"><text:s text:c="8"/>rootcause:</text:span></text:p>
      <text:p text:style-name="PreformattedText"><text:span text:style-name="SourceText"><text:s text:c="10"/>type: string</text:span></text:p>
      <text:p text:style-name="PreformattedText"><text:span text:style-name="SourceText"><text:s text:c="10"/>description: RootCause of the error</text:span></text:p>
      <text:p text:style-name="PreformattedText"><text:span text:style-name="SourceText"><text:s text:c="8"/>errormessage:</text:span></text:p>
      <text:p text:style-name="PreformattedText"><text:span text:style-name="SourceText"><text:s text:c="10"/>type: string</text:span></text:p>
      <text:p text:style-name="PreformattedText"><text:span text:style-name="SourceText"><text:s text:c="10"/>description: Error message</text:span></text:p>
      <text:p text:style-name="PreformattedText"><text:span text:style-name="SourceText"><text:s text:c="6"/>contentType: application/js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Comment" style:display-name="Comment" style:family="paragraph" style:parent-style-name="Standard">
      <style:text-properties fo:font-size="10pt" style:font-size-asian="10pt" style:font-size-complex="10pt" fo:hyphenate="false"/>
    </style:style>
    <style:style style:name="SourceText" style:display-name="Source Text" style:family="text">
      <style:text-properties style:font-name="Liberation Mono" style:font-name-asian="Noto Sans Mono CJK SC" style:font-name-complex="Liberation Mono"/>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obias Wich</meta:initial-creator>
    <dc:creator>Detlef Hühnlein</dc:creator>
    <meta:creation-date>2024-06-05T11:47:00Z</meta:creation-date>
    <dc:date>2024-06-05T12:47:00Z</dc:date>
    <meta:template xlink:href="Normal" xlink:type="simple"/>
    <meta:editing-cycles>5</meta:editing-cycles>
    <meta:editing-duration>PT0S</meta:editing-duration>
    <meta:document-statistic meta:page-count="7" meta:paragraph-count="32" meta:word-count="2225" meta:character-count="16215" meta:row-count="116" meta:non-whitespace-character-count="14022"/>
  </office:meta>
</office:document-meta>
</file>